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de correo</text:p>
          </table:table-cell>
          <table:table-cell office:value-type="string">
            <text:p>Tarea:UT4-A1. Preguntas. Documental Enigma</text:p>
          </table:table-cell>
          <table:table-cell office:value-type="string">
            <text:p>Tarea:UT4-A2. Encriptación. Conceptos básicos y evolución histórica (I)</text:p>
          </table:table-cell>
          <table:table-cell office:value-type="string">
            <text:p>Tarea:UT4-A3. Encriptación. Evolución histórica (II)</text:p>
          </table:table-cell>
          <table:table-cell office:value-type="string">
            <text:p>Tarea:UT4-A4. Cifrado con GPG</text:p>
          </table:table-cell>
          <table:table-cell office:value-type="string">
            <text:p>Tarea:UT4-A5. Correo cifrado</text:p>
          </table:table-cell>
          <table:table-cell office:value-type="string">
            <text:p>Tarea:UT4-A6. Cifrado SSL</text:p>
          </table:table-cell>
          <table:table-cell office:value-type="string">
            <text:p>Tarea:UT5-A1. VPN</text:p>
          </table:table-cell>
          <table:table-cell office:value-type="string">
            <text:p>Tarea:UT5-A2. Cortafuegos con Shorewall</text:p>
          </table:table-cell>
          <table:table-cell office:value-type="string">
            <text:p>Tarea:UT5-A3. Proxy cache con Squid</text:p>
          </table:table-cell>
          <table:table-cell office:value-type="string">
            <text:p>Tarea:UT5-A2b. Cortafuegos con Shorewall three interfaces</text:p>
          </table:table-cell>
          <table:table-cell office:value-type="string">
            <text:p>Tarea:UT4-AE1. Certificado de servidor para web en hosting online</text:p>
          </table:table-cell>
          <table:table-cell office:value-type="string">
            <text:p>Prácticas 2ª evaluación</text:p>
          </table:table-cell>
          <table:table-cell office:value-type="string">
            <text:p>Base de datos:Seguimiento de errores en las actividades del módulo (trimestre 2)</text:p>
          </table:table-cell>
        </table:table-row>
        <table:table-row>
          <table:table-cell office:value-type="string">
            <text:p>Luis Daniel</text:p>
          </table:table-cell>
          <table:table-cell office:value-type="string">
            <text:p>Alberola Machí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ino91@gmail.com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8.96">
            <text:p>8.96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Elliot Jesua</text:p>
          </table:table-cell>
          <table:table-cell office:value-type="string">
            <text:p>Aparicio Suár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lliot30lanzarote@gmail.com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9.13">
            <text:p>9.13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Roberto</text:p>
          </table:table-cell>
          <table:table-cell office:value-type="string">
            <text:p>Benasco Pér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benper@example.com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58">
            <text:p>9.58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Joseba</text:p>
          </table:table-cell>
          <table:table-cell office:value-type="string">
            <text:p>Cansado Valbuen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sebacansadovalbuena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Fabio</text:p>
          </table:table-cell>
          <table:table-cell office:value-type="string">
            <text:p>Casal Lóp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caslop@example.com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8.04">
            <text:p>8.04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Gabriel Gregorio</text:p>
          </table:table-cell>
          <table:table-cell office:value-type="string">
            <text:p>De León De La Cru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leocru@example.com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8.08">
            <text:p>8.08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Carlos David</text:p>
          </table:table-cell>
          <table:table-cell office:value-type="string">
            <text:p>Farran Sant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farsan@example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7.75">
            <text:p>7.75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generico</text:p>
          </table:table-cell>
          <table:table-cell office:value-type="string">
            <text:p>generi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vchiga@yahoo.es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6.69">
            <text:p>6.69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Óliver</text:p>
          </table:table-cell>
          <table:table-cell office:value-type="string">
            <text:p>Martín Betanco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liver.martin.betancort.1996@gmail.com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33">
            <text:p>9.33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Kevin</text:p>
          </table:table-cell>
          <table:table-cell office:value-type="string">
            <text:p>Pérez Og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evinperezogando@gmail.com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Balbino</text:p>
          </table:table-cell>
          <table:table-cell office:value-type="string">
            <text:p>Pérez Taví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zeiesharia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9.88">
            <text:p>9.88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Juan Manuel</text:p>
          </table:table-cell>
          <table:table-cell office:value-type="string">
            <text:p>Prieto Fon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etofontesjuanmanuel@gmail.com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5.88">
            <text:p>5.88</text:p>
          </table:table-cell>
          <table:table-cell office:value-type="string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2.5+ (Build: 20130621)</meta:generator>
    <meta:initial-creator>Iván Chillón Garcí­a</meta:initial-creator>
    <meta:creation-date>2015-03-02T03:34:26</meta:creation-date>
    <meta:document-statistic meta:table-count="1" meta:cell-count="0" meta:object-count="0"/>
  </office:meta>
</office:document-meta>
</file>